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-Bold" svg:font-family="Times-Bold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-Bold1" svg:font-family="Times-Bold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Times-Bold" fo:font-size="16pt" fo:font-weight="bold" officeooo:rsid="0013daf6" officeooo:paragraph-rsid="00114c77" style:font-size-asian="16pt" style:font-weight-asian="bold" style:font-name-complex="Times-Bold1" style:font-size-complex="16pt" style:font-weight-complex="bold"/>
    </style:style>
    <style:style style:name="P2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Times-Bold" fo:font-size="16pt" fo:font-weight="bold" officeooo:paragraph-rsid="00114c77" style:font-size-asian="16pt" style:font-weight-asian="bold" style:font-name-complex="Times-Bold1" style:font-size-complex="16pt" style:font-weight-complex="bold"/>
    </style:style>
    <style:style style:name="P3" style:family="paragraph" style:parent-style-name="Text_20_body">
      <style:text-properties fo:font-weight="bold" officeooo:rsid="0012e856" officeooo:paragraph-rsid="0012e856" style:font-weight-asian="bold" style:font-weight-complex="bold"/>
    </style:style>
    <style:style style:name="T1" style:family="text">
      <style:text-properties officeooo:rsid="0008bda7"/>
    </style:style>
    <style:style style:name="T2" style:family="text">
      <style:text-properties officeooo:rsid="00114c77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38f80" style:font-weight-asian="normal" style:font-weight-complex="normal"/>
    </style:style>
    <style:style style:name="T5" style:family="text">
      <style:text-properties fo:font-weight="normal" officeooo:rsid="0016ed4f" style:font-weight-asian="normal" style:font-weight-complex="normal"/>
    </style:style>
    <style:style style:name="T6" style:family="text">
      <style:text-properties fo:font-weight="normal" officeooo:rsid="001831f3" style:font-weight-asian="normal" style:font-weight-complex="normal"/>
    </style:style>
    <style:style style:name="T7" style:family="text">
      <style:text-properties officeooo:rsid="0015cffc"/>
    </style:style>
    <style:style style:name="T8" style:family="text">
      <style:text-properties officeooo:rsid="001639c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<text:span text:style-name="T1">OMP</text:span> 20<text:span text:style-name="T1">0</text:span>: <text:span text:style-name="T1">Data Structures and Algorithms</text:span></text:p>
      <text:p text:style-name="P1">Fall 20<text:span text:style-name="T7">20</text:span></text:p>
      <text:p text:style-name="P1">Lab <text:span text:style-name="T8">2</text:span>: <text:span text:style-name="T8">Algorithm Analysis</text:span></text:p>
      <text:p text:style-name="P1"/>
      <text:p text:style-name="P3">Task 1: <text:span text:style-name="T3">Perform an experimental analysis of the three algorithms prefix_average1, prefix_average2, and prefix_average3, </text:span><text:span text:style-name="T5">as discussed in class</text:span><text:span text:style-name="T3">. Visualize their running times as a function of the input size with a log-log chart.</text:span></text:p>
      <text:p text:style-name="P3">Task 2: <text:span text:style-name="T3">Perform experimental analysis to test the hypothesis that Python’s sorted method runs in O(n log n) time on average.</text:span></text:p>
      <text:p text:style-name="P3">Task 3: <text:span text:style-name="T4">For each of the three algorithms, unique1, unique2 </text:span><text:span text:style-name="T6">(page 136 of textbook)</text:span><text:span text:style-name="T4">, and unique3 </text:span><text:span text:style-name="T6">(page 165 of textbook)</text:span><text:span text:style-name="T4">, which solve the element uniqueness problem, perform an experimental analysis to determine the largest value of n such that the given algorithm runs in one minute or les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-Bold" svg:font-family="Times-Bold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-Bold1" svg:font-family="Times-Bold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9T10:11:29.202258009</meta:creation-date>
    <dc:date>2020-11-12T17:24:40.318402683</dc:date>
    <meta:editing-duration>PT4M45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1" meta:paragraph-count="6" meta:word-count="114" meta:character-count="713" meta:non-whitespace-character-count="605"/>
  </office:meta>
</office:document-meta>
</file>